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130" style:family="paragraph" style:parent-style-name="Text_20_body">
      <style:text-properties fo:font-style="normal" fo:font-weight="bold" officeooo:rsid="01128652" officeooo:paragraph-rsid="01414b6b" style:font-style-asian="normal" style:font-weight-asian="bold" style:font-style-complex="normal" style:font-weight-complex="bold"/>
    </style:style>
    <style:style style:name="P131" style:family="paragraph" style:parent-style-name="Text_20_body">
      <style:text-properties officeooo:rsid="01492f22" officeooo:paragraph-rsid="01492f22"/>
    </style:style>
    <style:style style:name="P132" style:family="paragraph" style:parent-style-name="Text_20_body">
      <style:text-properties officeooo:rsid="014a2021" officeooo:paragraph-rsid="014a2021"/>
    </style:style>
    <style:style style:name="P133" style:family="paragraph" style:parent-style-name="Text_20_body">
      <style:text-properties officeooo:rsid="014b5dc7" officeooo:paragraph-rsid="014b5dc7"/>
    </style:style>
    <style:style style:name="P134" style:family="paragraph" style:parent-style-name="Text_20_body">
      <style:text-properties officeooo:rsid="014b5dc7" officeooo:paragraph-rsid="014c9066"/>
    </style:style>
    <style:style style:name="P135" style:family="paragraph" style:parent-style-name="Text_20_body">
      <style:text-properties officeooo:paragraph-rsid="014e7801"/>
    </style:style>
    <style:style style:name="P136" style:family="paragraph" style:parent-style-name="Text_20_body">
      <style:text-properties officeooo:rsid="0153ae44" officeooo:paragraph-rsid="0153ae44"/>
    </style:style>
    <style:style style:name="P137" style:family="paragraph" style:parent-style-name="Heading_20_1">
      <style:text-properties officeooo:rsid="0022eefd" officeooo:paragraph-rsid="0022eefd"/>
    </style:style>
    <style:style style:name="P138" style:family="paragraph" style:parent-style-name="Heading_20_1">
      <style:text-properties officeooo:rsid="002a2b1f" officeooo:paragraph-rsid="002a2b1f"/>
    </style:style>
    <style:style style:name="P139" style:family="paragraph" style:parent-style-name="Heading_20_1">
      <style:text-properties officeooo:rsid="002e371f" officeooo:paragraph-rsid="002e371f"/>
    </style:style>
    <style:style style:name="P140" style:family="paragraph" style:parent-style-name="Heading_20_1">
      <style:text-properties officeooo:rsid="0035aedd" officeooo:paragraph-rsid="0035aedd"/>
    </style:style>
    <style:style style:name="P141" style:family="paragraph" style:parent-style-name="Heading_20_1">
      <style:text-properties officeooo:rsid="003999b0" officeooo:paragraph-rsid="003999b0"/>
    </style:style>
    <style:style style:name="P142" style:family="paragraph" style:parent-style-name="Heading_20_1">
      <style:text-properties officeooo:rsid="003ac80d" officeooo:paragraph-rsid="003ac80d"/>
    </style:style>
    <style:style style:name="P143" style:family="paragraph" style:parent-style-name="Heading_20_1">
      <style:text-properties officeooo:rsid="003d8794" officeooo:paragraph-rsid="003d8794"/>
    </style:style>
    <style:style style:name="P144" style:family="paragraph" style:parent-style-name="Heading_20_1">
      <style:text-properties officeooo:rsid="00410900" officeooo:paragraph-rsid="00410900"/>
    </style:style>
    <style:style style:name="P145" style:family="paragraph" style:parent-style-name="Heading_20_1">
      <style:text-properties officeooo:rsid="004382b8" officeooo:paragraph-rsid="004382b8"/>
    </style:style>
    <style:style style:name="P146" style:family="paragraph" style:parent-style-name="Heading_20_1">
      <style:text-properties officeooo:rsid="00463fcf" officeooo:paragraph-rsid="00463fcf"/>
    </style:style>
    <style:style style:name="P147" style:family="paragraph" style:parent-style-name="Heading_20_1">
      <style:text-properties officeooo:rsid="00497223" officeooo:paragraph-rsid="00497223"/>
    </style:style>
    <style:style style:name="P148" style:family="paragraph" style:parent-style-name="Heading_20_1">
      <style:text-properties officeooo:rsid="0050242e" officeooo:paragraph-rsid="0050242e"/>
    </style:style>
    <style:style style:name="P149" style:family="paragraph" style:parent-style-name="Heading_20_1">
      <style:text-properties officeooo:rsid="0052a947" officeooo:paragraph-rsid="0052a947"/>
    </style:style>
    <style:style style:name="P150" style:family="paragraph" style:parent-style-name="Heading_20_1">
      <style:text-properties officeooo:rsid="00540573" officeooo:paragraph-rsid="00540573"/>
    </style:style>
    <style:style style:name="P151" style:family="paragraph" style:parent-style-name="Heading_20_1">
      <style:text-properties officeooo:rsid="0055b9de" officeooo:paragraph-rsid="0055b9de"/>
    </style:style>
    <style:style style:name="P152" style:family="paragraph" style:parent-style-name="Heading_20_1">
      <style:text-properties officeooo:rsid="005af90f" officeooo:paragraph-rsid="005af90f"/>
    </style:style>
    <style:style style:name="P153" style:family="paragraph" style:parent-style-name="Heading_20_1">
      <style:text-properties officeooo:rsid="005d517f"/>
    </style:style>
    <style:style style:name="P154" style:family="paragraph" style:parent-style-name="Heading_20_1">
      <style:text-properties officeooo:rsid="00633bed" officeooo:paragraph-rsid="00633bed"/>
    </style:style>
    <style:style style:name="P155" style:family="paragraph" style:parent-style-name="Heading_20_1">
      <style:text-properties officeooo:rsid="00648eef" officeooo:paragraph-rsid="00648eef"/>
    </style:style>
    <style:style style:name="P156" style:family="paragraph" style:parent-style-name="Heading_20_1">
      <style:text-properties officeooo:rsid="0068d9b0"/>
    </style:style>
    <style:style style:name="P157" style:family="paragraph" style:parent-style-name="Heading_20_1">
      <style:text-properties officeooo:rsid="006b7268" officeooo:paragraph-rsid="006b7268"/>
    </style:style>
    <style:style style:name="P158" style:family="paragraph" style:parent-style-name="Heading_20_1">
      <style:text-properties officeooo:rsid="006fbb48"/>
    </style:style>
    <style:style style:name="P159" style:family="paragraph" style:parent-style-name="Heading_20_1">
      <style:text-properties officeooo:rsid="007319ee" officeooo:paragraph-rsid="007319ee"/>
    </style:style>
    <style:style style:name="P160" style:family="paragraph" style:parent-style-name="Heading_20_1">
      <style:text-properties officeooo:rsid="00787b2d" officeooo:paragraph-rsid="00787b2d"/>
    </style:style>
    <style:style style:name="P161" style:family="paragraph" style:parent-style-name="Heading_20_1">
      <style:text-properties officeooo:rsid="007d54ca" officeooo:paragraph-rsid="007d54ca"/>
    </style:style>
    <style:style style:name="P162" style:family="paragraph" style:parent-style-name="Heading_20_1">
      <style:text-properties officeooo:rsid="00816cee" officeooo:paragraph-rsid="00816cee"/>
    </style:style>
    <style:style style:name="P163" style:family="paragraph" style:parent-style-name="Heading_20_1">
      <style:text-properties officeooo:rsid="0083efb0" officeooo:paragraph-rsid="0083efb0"/>
    </style:style>
    <style:style style:name="P164" style:family="paragraph" style:parent-style-name="Heading_20_1">
      <style:text-properties officeooo:rsid="0087847c" officeooo:paragraph-rsid="0087847c"/>
    </style:style>
    <style:style style:name="P165" style:family="paragraph" style:parent-style-name="Heading_20_1">
      <style:text-properties officeooo:rsid="008f6c0b" officeooo:paragraph-rsid="008f6c0b"/>
    </style:style>
    <style:style style:name="P166" style:family="paragraph" style:parent-style-name="Heading_20_1">
      <style:text-properties officeooo:rsid="0091ae00" officeooo:paragraph-rsid="0091ae00"/>
    </style:style>
    <style:style style:name="P167" style:family="paragraph" style:parent-style-name="Heading_20_1">
      <style:text-properties officeooo:rsid="00961f45" officeooo:paragraph-rsid="00961f45"/>
    </style:style>
    <style:style style:name="P168" style:family="paragraph" style:parent-style-name="Heading_20_1">
      <style:text-properties officeooo:rsid="009943a9" officeooo:paragraph-rsid="009943a9"/>
    </style:style>
    <style:style style:name="P169" style:family="paragraph" style:parent-style-name="Heading_20_1">
      <style:text-properties officeooo:rsid="00a175dc" officeooo:paragraph-rsid="00a175dc"/>
    </style:style>
    <style:style style:name="P170" style:family="paragraph" style:parent-style-name="Heading_20_1">
      <style:text-properties officeooo:rsid="00a6ac12" officeooo:paragraph-rsid="00a6ac12"/>
    </style:style>
    <style:style style:name="P171" style:family="paragraph" style:parent-style-name="Heading_20_1">
      <style:text-properties officeooo:rsid="00aaff30" officeooo:paragraph-rsid="00aaff30"/>
    </style:style>
    <style:style style:name="P172" style:family="paragraph" style:parent-style-name="Heading_20_1">
      <style:text-properties officeooo:rsid="00b0cc84" officeooo:paragraph-rsid="00b0cc84"/>
    </style:style>
    <style:style style:name="P173" style:family="paragraph" style:parent-style-name="Heading_20_1">
      <style:text-properties officeooo:rsid="00b3803a" officeooo:paragraph-rsid="00b3803a"/>
    </style:style>
    <style:style style:name="P174" style:family="paragraph" style:parent-style-name="Heading_20_1">
      <style:text-properties officeooo:rsid="00b6b2e7" officeooo:paragraph-rsid="00b6b2e7"/>
    </style:style>
    <style:style style:name="P175" style:family="paragraph" style:parent-style-name="Heading_20_1">
      <style:text-properties officeooo:rsid="00b73246" officeooo:paragraph-rsid="00b73246"/>
    </style:style>
    <style:style style:name="P176" style:family="paragraph" style:parent-style-name="Heading_20_1">
      <style:text-properties officeooo:rsid="00ba71e3" officeooo:paragraph-rsid="00ba71e3"/>
    </style:style>
    <style:style style:name="P177" style:family="paragraph" style:parent-style-name="Heading_20_1">
      <style:text-properties officeooo:rsid="00c00755" officeooo:paragraph-rsid="00c00755"/>
    </style:style>
    <style:style style:name="P178" style:family="paragraph" style:parent-style-name="Heading_20_1">
      <style:text-properties officeooo:rsid="00c3992b" officeooo:paragraph-rsid="00c3992b"/>
    </style:style>
    <style:style style:name="P179" style:family="paragraph" style:parent-style-name="Heading_20_1">
      <style:text-properties officeooo:rsid="00cc03e4"/>
    </style:style>
    <style:style style:name="P180" style:family="paragraph" style:parent-style-name="Heading_20_1">
      <style:text-properties officeooo:rsid="00d0dc41" officeooo:paragraph-rsid="00d0dc41"/>
    </style:style>
    <style:style style:name="P181" style:family="paragraph" style:parent-style-name="Heading_20_1">
      <style:text-properties officeooo:rsid="00daca4c" officeooo:paragraph-rsid="00daca4c"/>
    </style:style>
    <style:style style:name="P182" style:family="paragraph" style:parent-style-name="Heading_20_1">
      <style:text-properties officeooo:rsid="00e1f96c" officeooo:paragraph-rsid="00e1f96c"/>
    </style:style>
    <style:style style:name="P183" style:family="paragraph" style:parent-style-name="Heading_20_1">
      <style:text-properties officeooo:rsid="00e33796" officeooo:paragraph-rsid="00e33796"/>
    </style:style>
    <style:style style:name="P184" style:family="paragraph" style:parent-style-name="Heading_20_1">
      <style:text-properties officeooo:rsid="00e3588d" officeooo:paragraph-rsid="00e3588d"/>
    </style:style>
    <style:style style:name="P185" style:family="paragraph" style:parent-style-name="Heading_20_1">
      <style:text-properties officeooo:rsid="00e56b57" officeooo:paragraph-rsid="00e56b57"/>
    </style:style>
    <style:style style:name="P186" style:family="paragraph" style:parent-style-name="Heading_20_1">
      <style:text-properties officeooo:rsid="00eb641e" officeooo:paragraph-rsid="00eb641e"/>
    </style:style>
    <style:style style:name="P187" style:family="paragraph" style:parent-style-name="Heading_20_1">
      <style:text-properties officeooo:rsid="00ef305d" officeooo:paragraph-rsid="00ef305d"/>
    </style:style>
    <style:style style:name="P188" style:family="paragraph" style:parent-style-name="Heading_20_1">
      <style:text-properties officeooo:rsid="00f22801" officeooo:paragraph-rsid="00f22801"/>
    </style:style>
    <style:style style:name="P189" style:family="paragraph" style:parent-style-name="Heading_20_1">
      <style:text-properties officeooo:rsid="00fa2abc" officeooo:paragraph-rsid="00fa2abc"/>
    </style:style>
    <style:style style:name="P190" style:family="paragraph" style:parent-style-name="Heading_20_1">
      <style:text-properties officeooo:rsid="00fd8a92" officeooo:paragraph-rsid="00fd8a92"/>
    </style:style>
    <style:style style:name="P191" style:family="paragraph" style:parent-style-name="Heading_20_1">
      <style:text-properties officeooo:rsid="01106b0e" officeooo:paragraph-rsid="01106b0e"/>
    </style:style>
    <style:style style:name="P192" style:family="paragraph" style:parent-style-name="Heading_20_1">
      <style:text-properties officeooo:rsid="0116fbae" officeooo:paragraph-rsid="0116fbae"/>
    </style:style>
    <style:style style:name="P193" style:family="paragraph" style:parent-style-name="Heading_20_1">
      <style:text-properties officeooo:rsid="01235aa6" officeooo:paragraph-rsid="01235aa6"/>
    </style:style>
    <style:style style:name="P194" style:family="paragraph" style:parent-style-name="Heading_20_1">
      <style:text-properties officeooo:rsid="0126f1c2" officeooo:paragraph-rsid="0126f1c2"/>
    </style:style>
    <style:style style:name="P195" style:family="paragraph" style:parent-style-name="Heading_20_1">
      <style:text-properties officeooo:rsid="012c86c5" officeooo:paragraph-rsid="012c86c5"/>
    </style:style>
    <style:style style:name="P196" style:family="paragraph" style:parent-style-name="Heading_20_1">
      <style:text-properties officeooo:rsid="0134b2b5" officeooo:paragraph-rsid="0134b2b5"/>
    </style:style>
    <style:style style:name="P197" style:family="paragraph" style:parent-style-name="Heading_20_1">
      <style:text-properties officeooo:rsid="0137c7fd" officeooo:paragraph-rsid="0137c7fd"/>
    </style:style>
    <style:style style:name="P198" style:family="paragraph" style:parent-style-name="Heading_20_1">
      <style:text-properties officeooo:rsid="013c02ed"/>
    </style:style>
    <style:style style:name="P199" style:family="paragraph" style:parent-style-name="Heading_20_1">
      <style:text-properties officeooo:rsid="01492f22" officeooo:paragraph-rsid="01492f22"/>
    </style:style>
    <style:style style:name="P200" style:family="paragraph" style:parent-style-name="Heading_20_1">
      <style:text-properties officeooo:rsid="014b5dc7" officeooo:paragraph-rsid="014b5dc7"/>
    </style:style>
    <style:style style:name="P201" style:family="paragraph" style:parent-style-name="Heading_20_1">
      <style:text-properties officeooo:rsid="0153ae44" officeooo:paragraph-rsid="0153ae44"/>
    </style:style>
    <style:style style:name="P202" style:family="paragraph" style:parent-style-name="Heading_20_1">
      <style:text-properties officeooo:rsid="00c7326a" officeooo:paragraph-rsid="00c7326a"/>
    </style:style>
    <style:style style:name="P203" style:family="paragraph" style:parent-style-name="Heading_20_1">
      <style:text-properties officeooo:rsid="01547693" officeooo:paragraph-rsid="01547693"/>
    </style:style>
    <style:style style:name="P204" style:family="paragraph" style:parent-style-name="Heading_20_2">
      <style:text-properties officeooo:rsid="0022eefd" officeooo:paragraph-rsid="0022eefd"/>
    </style:style>
    <style:style style:name="P205" style:family="paragraph" style:parent-style-name="Heading_20_2">
      <style:text-properties officeooo:rsid="002c9e7c" officeooo:paragraph-rsid="002c9e7c"/>
    </style:style>
    <style:style style:name="P206" style:family="paragraph" style:parent-style-name="Heading_20_2">
      <style:text-properties officeooo:rsid="002e371f" officeooo:paragraph-rsid="002e371f"/>
    </style:style>
    <style:style style:name="P207" style:family="paragraph" style:parent-style-name="Heading_20_2">
      <style:text-properties officeooo:rsid="0033bf59" officeooo:paragraph-rsid="0033bf59"/>
    </style:style>
    <style:style style:name="P208" style:family="paragraph" style:parent-style-name="Heading_20_2">
      <style:text-properties officeooo:rsid="0035aedd" officeooo:paragraph-rsid="0035aedd"/>
    </style:style>
    <style:style style:name="P209" style:family="paragraph" style:parent-style-name="Heading_20_2">
      <style:text-properties officeooo:rsid="003999b0" officeooo:paragraph-rsid="003999b0"/>
    </style:style>
    <style:style style:name="P210" style:family="paragraph" style:parent-style-name="Heading_20_2">
      <style:text-properties officeooo:rsid="003ac80d" officeooo:paragraph-rsid="003ac80d"/>
    </style:style>
    <style:style style:name="P211" style:family="paragraph" style:parent-style-name="Heading_20_2">
      <style:text-properties officeooo:rsid="003c25b4" officeooo:paragraph-rsid="003c25b4"/>
    </style:style>
    <style:style style:name="P212" style:family="paragraph" style:parent-style-name="Heading_20_2">
      <style:text-properties officeooo:rsid="003d8794" officeooo:paragraph-rsid="003d8794"/>
    </style:style>
    <style:style style:name="P213" style:family="paragraph" style:parent-style-name="Heading_20_2">
      <style:text-properties officeooo:rsid="0092fb49" officeooo:paragraph-rsid="0092fb49"/>
    </style:style>
    <style:style style:name="P214" style:family="paragraph" style:parent-style-name="Heading_20_2">
      <style:text-properties officeooo:rsid="00410900" officeooo:paragraph-rsid="00410900"/>
    </style:style>
    <style:style style:name="P215" style:family="paragraph" style:parent-style-name="Heading_20_2">
      <style:text-properties officeooo:rsid="00463fcf" officeooo:paragraph-rsid="00463fcf"/>
    </style:style>
    <style:style style:name="P216" style:family="paragraph" style:parent-style-name="Heading_20_2">
      <style:text-properties officeooo:rsid="00497223" officeooo:paragraph-rsid="00497223"/>
    </style:style>
    <style:style style:name="P217" style:family="paragraph" style:parent-style-name="Heading_20_2">
      <style:text-properties officeooo:rsid="0050242e" officeooo:paragraph-rsid="0050242e"/>
    </style:style>
    <style:style style:name="P218" style:family="paragraph" style:parent-style-name="Heading_20_2">
      <style:text-properties officeooo:rsid="0051ef04" officeooo:paragraph-rsid="0051ef04"/>
    </style:style>
    <style:style style:name="P219" style:family="paragraph" style:parent-style-name="Heading_20_2">
      <style:text-properties officeooo:rsid="0052a947" officeooo:paragraph-rsid="0052a947"/>
    </style:style>
    <style:style style:name="P220" style:family="paragraph" style:parent-style-name="Heading_20_2">
      <style:text-properties officeooo:rsid="00540573" officeooo:paragraph-rsid="00540573"/>
    </style:style>
    <style:style style:name="P221" style:family="paragraph" style:parent-style-name="Heading_20_2">
      <style:text-properties officeooo:rsid="0057d34e" officeooo:paragraph-rsid="0057d34e"/>
    </style:style>
    <style:style style:name="P222" style:family="paragraph" style:parent-style-name="Heading_20_2">
      <style:text-properties officeooo:rsid="005d517f" officeooo:paragraph-rsid="005d517f"/>
    </style:style>
    <style:style style:name="P223" style:family="paragraph" style:parent-style-name="Heading_20_2">
      <style:text-properties officeooo:rsid="00633bed" officeooo:paragraph-rsid="00633bed"/>
    </style:style>
    <style:style style:name="P224" style:family="paragraph" style:parent-style-name="Heading_20_2">
      <style:text-properties officeooo:rsid="00647767" officeooo:paragraph-rsid="00647767"/>
    </style:style>
    <style:style style:name="P225" style:family="paragraph" style:parent-style-name="Heading_20_2">
      <style:text-properties officeooo:rsid="00648eef" officeooo:paragraph-rsid="00648eef"/>
    </style:style>
    <style:style style:name="P226" style:family="paragraph" style:parent-style-name="Heading_20_2">
      <style:text-properties officeooo:rsid="0069be10" officeooo:paragraph-rsid="0069be10"/>
    </style:style>
    <style:style style:name="P227" style:family="paragraph" style:parent-style-name="Heading_20_2">
      <style:text-properties officeooo:rsid="006b7268" officeooo:paragraph-rsid="006b7268"/>
    </style:style>
    <style:style style:name="P228" style:family="paragraph" style:parent-style-name="Heading_20_2">
      <style:text-properties officeooo:rsid="006d4b48" officeooo:paragraph-rsid="006d4b48"/>
    </style:style>
    <style:style style:name="P229" style:family="paragraph" style:parent-style-name="Heading_20_2">
      <style:text-properties officeooo:rsid="006fbb48"/>
    </style:style>
    <style:style style:name="P230" style:family="paragraph" style:parent-style-name="Heading_20_2">
      <style:text-properties officeooo:rsid="006fbb48" officeooo:paragraph-rsid="006fbb48"/>
    </style:style>
    <style:style style:name="P231" style:family="paragraph" style:parent-style-name="Heading_20_2">
      <style:text-properties officeooo:rsid="007376dd" officeooo:paragraph-rsid="007376dd"/>
    </style:style>
    <style:style style:name="P232" style:family="paragraph" style:parent-style-name="Heading_20_2">
      <style:text-properties officeooo:rsid="0074cd35" officeooo:paragraph-rsid="0074cd35"/>
    </style:style>
    <style:style style:name="P233" style:family="paragraph" style:parent-style-name="Heading_20_2">
      <style:text-properties officeooo:rsid="00764a7f" officeooo:paragraph-rsid="00764a7f"/>
    </style:style>
    <style:style style:name="P234" style:family="paragraph" style:parent-style-name="Heading_20_2">
      <style:text-properties officeooo:rsid="00787b2d" officeooo:paragraph-rsid="00787b2d"/>
    </style:style>
    <style:style style:name="P235" style:family="paragraph" style:parent-style-name="Heading_20_2">
      <style:text-properties officeooo:rsid="007f7207" officeooo:paragraph-rsid="007f7207"/>
    </style:style>
    <style:style style:name="P236" style:family="paragraph" style:parent-style-name="Heading_20_2">
      <style:text-properties officeooo:rsid="00809454" officeooo:paragraph-rsid="00809454"/>
    </style:style>
    <style:style style:name="P237" style:family="paragraph" style:parent-style-name="Heading_20_2">
      <style:text-properties officeooo:rsid="00816cee" officeooo:paragraph-rsid="00816cee"/>
    </style:style>
    <style:style style:name="P238" style:family="paragraph" style:parent-style-name="Heading_20_2">
      <style:text-properties officeooo:rsid="0083efb0" officeooo:paragraph-rsid="0083efb0"/>
    </style:style>
    <style:style style:name="P239" style:family="paragraph" style:parent-style-name="Heading_20_2">
      <style:text-properties officeooo:rsid="0087847c" officeooo:paragraph-rsid="0087847c"/>
    </style:style>
    <style:style style:name="P240" style:family="paragraph" style:parent-style-name="Heading_20_2">
      <style:text-properties officeooo:rsid="008f6c0b" officeooo:paragraph-rsid="008f6c0b"/>
    </style:style>
    <style:style style:name="P241" style:family="paragraph" style:parent-style-name="Heading_20_2">
      <style:text-properties officeooo:rsid="0090cf4a" officeooo:paragraph-rsid="0090cf4a"/>
    </style:style>
    <style:style style:name="P242" style:family="paragraph" style:parent-style-name="Heading_20_2">
      <style:text-properties officeooo:rsid="0091ae00" officeooo:paragraph-rsid="0091ae00"/>
    </style:style>
    <style:style style:name="P243" style:family="paragraph" style:parent-style-name="Heading_20_2">
      <style:text-properties officeooo:rsid="0094af53" officeooo:paragraph-rsid="0094af53"/>
    </style:style>
    <style:style style:name="P244" style:family="paragraph" style:parent-style-name="Heading_20_2">
      <style:text-properties officeooo:rsid="00961f45" officeooo:paragraph-rsid="00961f45"/>
    </style:style>
    <style:style style:name="P245" style:family="paragraph" style:parent-style-name="Heading_20_2">
      <style:text-properties officeooo:rsid="009943a9" officeooo:paragraph-rsid="009943a9"/>
    </style:style>
    <style:style style:name="P246" style:family="paragraph" style:parent-style-name="Heading_20_2">
      <style:text-properties officeooo:rsid="009a0d84" officeooo:paragraph-rsid="009a0d84"/>
    </style:style>
    <style:style style:name="P247" style:family="paragraph" style:parent-style-name="Heading_20_2">
      <style:text-properties officeooo:rsid="00a175dc" officeooo:paragraph-rsid="00a175dc"/>
    </style:style>
    <style:style style:name="P248" style:family="paragraph" style:parent-style-name="Heading_20_2">
      <style:text-properties officeooo:rsid="00a1f731" officeooo:paragraph-rsid="00a1f731"/>
    </style:style>
    <style:style style:name="P249" style:family="paragraph" style:parent-style-name="Heading_20_2">
      <style:text-properties officeooo:rsid="00a6ac12" officeooo:paragraph-rsid="00a6ac12"/>
    </style:style>
    <style:style style:name="P250" style:family="paragraph" style:parent-style-name="Heading_20_2">
      <style:text-properties officeooo:rsid="00ac5164" officeooo:paragraph-rsid="00ac5164"/>
    </style:style>
    <style:style style:name="P251" style:family="paragraph" style:parent-style-name="Heading_20_2">
      <style:text-properties officeooo:rsid="00ad269b" officeooo:paragraph-rsid="00ad269b"/>
    </style:style>
    <style:style style:name="P252" style:family="paragraph" style:parent-style-name="Heading_20_2">
      <style:text-properties officeooo:rsid="00b0cc84" officeooo:paragraph-rsid="00b0cc84"/>
    </style:style>
    <style:style style:name="P253" style:family="paragraph" style:parent-style-name="Heading_20_2">
      <style:text-properties officeooo:rsid="00b3803a" officeooo:paragraph-rsid="00b3803a"/>
    </style:style>
    <style:style style:name="P254" style:family="paragraph" style:parent-style-name="Heading_20_2">
      <style:text-properties officeooo:rsid="00b6b2e7" officeooo:paragraph-rsid="00b6b2e7"/>
    </style:style>
    <style:style style:name="P255" style:family="paragraph" style:parent-style-name="Heading_20_2">
      <style:text-properties officeooo:rsid="00b73246" officeooo:paragraph-rsid="00b73246"/>
    </style:style>
    <style:style style:name="P256" style:family="paragraph" style:parent-style-name="Heading_20_2">
      <style:text-properties officeooo:rsid="00ba71e3" officeooo:paragraph-rsid="00ba71e3"/>
    </style:style>
    <style:style style:name="P257" style:family="paragraph" style:parent-style-name="Heading_20_2">
      <style:text-properties officeooo:rsid="00bb0952" officeooo:paragraph-rsid="00bb0952"/>
    </style:style>
    <style:style style:name="P258" style:family="paragraph" style:parent-style-name="Heading_20_2">
      <style:text-properties officeooo:rsid="00c00755" officeooo:paragraph-rsid="00c00755"/>
    </style:style>
    <style:style style:name="P259" style:family="paragraph" style:parent-style-name="Heading_20_2">
      <style:text-properties officeooo:rsid="00c4e14b" officeooo:paragraph-rsid="00c4e14b"/>
    </style:style>
    <style:style style:name="P260" style:family="paragraph" style:parent-style-name="Heading_20_2">
      <style:text-properties officeooo:rsid="00cc03e4" officeooo:paragraph-rsid="00cc03e4"/>
    </style:style>
    <style:style style:name="P261" style:family="paragraph" style:parent-style-name="Heading_20_2">
      <style:text-properties officeooo:rsid="00cdbf4f" officeooo:paragraph-rsid="00cdbf4f"/>
    </style:style>
    <style:style style:name="P262" style:family="paragraph" style:parent-style-name="Heading_20_2">
      <style:text-properties officeooo:rsid="00d0dc41" officeooo:paragraph-rsid="00d0dc41"/>
    </style:style>
    <style:style style:name="P263" style:family="paragraph" style:parent-style-name="Heading_20_2">
      <style:text-properties officeooo:rsid="00d2cf67" officeooo:paragraph-rsid="00d2cf67"/>
    </style:style>
    <style:style style:name="P264" style:family="paragraph" style:parent-style-name="Heading_20_2">
      <style:text-properties officeooo:rsid="00daca4c" officeooo:paragraph-rsid="00daca4c"/>
    </style:style>
    <style:style style:name="P265" style:family="paragraph" style:parent-style-name="Heading_20_2">
      <style:text-properties officeooo:rsid="00de643a" officeooo:paragraph-rsid="00de643a"/>
    </style:style>
    <style:style style:name="P266" style:family="paragraph" style:parent-style-name="Heading_20_2">
      <style:text-properties officeooo:rsid="00dca446" officeooo:paragraph-rsid="00dca446"/>
    </style:style>
    <style:style style:name="P267" style:family="paragraph" style:parent-style-name="Heading_20_2">
      <style:text-properties officeooo:rsid="00e1f96c" officeooo:paragraph-rsid="00e1f96c"/>
    </style:style>
    <style:style style:name="P268" style:family="paragraph" style:parent-style-name="Heading_20_2">
      <style:text-properties officeooo:rsid="00e33796" officeooo:paragraph-rsid="00e33796"/>
    </style:style>
    <style:style style:name="P269" style:family="paragraph" style:parent-style-name="Heading_20_2">
      <style:text-properties officeooo:rsid="00e3588d" officeooo:paragraph-rsid="00e3588d"/>
    </style:style>
    <style:style style:name="P270" style:family="paragraph" style:parent-style-name="Heading_20_2">
      <style:text-properties officeooo:rsid="00e442bd" officeooo:paragraph-rsid="00e442bd"/>
    </style:style>
    <style:style style:name="P271" style:family="paragraph" style:parent-style-name="Heading_20_2">
      <style:text-properties officeooo:paragraph-rsid="00e56b57"/>
    </style:style>
    <style:style style:name="P272" style:family="paragraph" style:parent-style-name="Heading_20_2">
      <style:text-properties officeooo:rsid="00eb641e" officeooo:paragraph-rsid="00eb641e"/>
    </style:style>
    <style:style style:name="P273" style:family="paragraph" style:parent-style-name="Heading_20_2">
      <style:text-properties officeooo:rsid="00ef305d" officeooo:paragraph-rsid="00ef305d"/>
    </style:style>
    <style:style style:name="P274" style:family="paragraph" style:parent-style-name="Heading_20_2">
      <style:text-properties officeooo:rsid="00f22801" officeooo:paragraph-rsid="00f22801"/>
    </style:style>
    <style:style style:name="P275" style:family="paragraph" style:parent-style-name="Heading_20_2">
      <style:text-properties officeooo:rsid="00fa2abc" officeooo:paragraph-rsid="00fa2abc"/>
    </style:style>
    <style:style style:name="P276" style:family="paragraph" style:parent-style-name="Heading_20_2">
      <style:text-properties officeooo:rsid="00fa60fa" officeooo:paragraph-rsid="00fa60fa"/>
    </style:style>
    <style:style style:name="P277" style:family="paragraph" style:parent-style-name="Heading_20_2">
      <style:text-properties officeooo:rsid="00fd8a92" officeooo:paragraph-rsid="00fd8a92"/>
    </style:style>
    <style:style style:name="P278" style:family="paragraph" style:parent-style-name="Heading_20_2">
      <style:text-properties officeooo:rsid="01106b0e" officeooo:paragraph-rsid="01106b0e"/>
    </style:style>
    <style:style style:name="P279" style:family="paragraph" style:parent-style-name="Heading_20_2">
      <style:text-properties officeooo:rsid="0116fbae" officeooo:paragraph-rsid="0116fbae"/>
    </style:style>
    <style:style style:name="P280" style:family="paragraph" style:parent-style-name="Heading_20_2">
      <style:text-properties officeooo:rsid="01235aa6" officeooo:paragraph-rsid="01235aa6"/>
    </style:style>
    <style:style style:name="P281" style:family="paragraph" style:parent-style-name="Heading_20_2">
      <style:text-properties officeooo:rsid="0126f1c2" officeooo:paragraph-rsid="0126f1c2"/>
    </style:style>
    <style:style style:name="P282" style:family="paragraph" style:parent-style-name="Heading_20_2">
      <style:text-properties officeooo:rsid="012c86c5" officeooo:paragraph-rsid="012c86c5"/>
    </style:style>
    <style:style style:name="P283" style:family="paragraph" style:parent-style-name="Heading_20_2">
      <style:text-properties officeooo:rsid="0134b2b5" officeooo:paragraph-rsid="0134b2b5"/>
    </style:style>
    <style:style style:name="P284" style:family="paragraph" style:parent-style-name="Heading_20_2">
      <style:text-properties officeooo:rsid="0137c7fd" officeooo:paragraph-rsid="0137c7fd"/>
    </style:style>
    <style:style style:name="P285" style:family="paragraph" style:parent-style-name="Heading_20_2">
      <style:text-properties officeooo:rsid="013c02ed" officeooo:paragraph-rsid="013c02ed"/>
    </style:style>
    <style:style style:name="P286" style:family="paragraph" style:parent-style-name="Heading_20_2">
      <style:text-properties officeooo:rsid="01492f22" officeooo:paragraph-rsid="01492f22"/>
    </style:style>
    <style:style style:name="P287" style:family="paragraph" style:parent-style-name="Heading_20_2">
      <style:text-properties officeooo:rsid="014b5dc7" officeooo:paragraph-rsid="014b5dc7"/>
    </style:style>
    <style:style style:name="P288" style:family="paragraph" style:parent-style-name="Heading_20_2">
      <style:text-properties officeooo:rsid="0153ae44" officeooo:paragraph-rsid="0153ae44"/>
    </style:style>
    <style:style style:name="P289" style:family="paragraph" style:parent-style-name="Heading_20_2">
      <style:text-properties officeooo:rsid="00ca6be3" officeooo:paragraph-rsid="00ca6be3"/>
    </style:style>
    <style:style style:name="P290" style:family="paragraph" style:parent-style-name="Heading_20_2">
      <style:text-properties officeooo:rsid="01046435" officeooo:paragraph-rsid="01046435"/>
    </style:style>
    <style:style style:name="P291" style:family="paragraph" style:parent-style-name="Heading_20_2">
      <style:text-properties officeooo:rsid="015055aa" officeooo:paragraph-rsid="015055aa"/>
    </style:style>
    <style:style style:name="P292" style:family="paragraph" style:parent-style-name="Heading_20_2">
      <style:text-properties officeooo:rsid="011d1a0d" officeooo:paragraph-rsid="011d1a0d"/>
    </style:style>
    <style:style style:name="P293" style:family="paragraph" style:parent-style-name="Heading_20_2">
      <style:text-properties officeooo:rsid="00eb27ed" officeooo:paragraph-rsid="00eb27ed"/>
    </style:style>
    <style:style style:name="P294" style:family="paragraph" style:parent-style-name="Heading_20_2">
      <style:text-properties officeooo:rsid="00dee0fe" officeooo:paragraph-rsid="00dee0fe"/>
    </style:style>
    <style:style style:name="P295" style:family="paragraph" style:parent-style-name="Heading_20_2">
      <style:text-properties officeooo:rsid="00cdc39a" officeooo:paragraph-rsid="00cdc39a"/>
    </style:style>
    <style:style style:name="P296" style:family="paragraph" style:parent-style-name="Heading_20_2">
      <style:text-properties officeooo:rsid="01547693" officeooo:paragraph-rsid="01547693"/>
    </style:style>
    <style:style style:name="P297" style:family="paragraph" style:parent-style-name="Text_20_body" style:list-style-name="L1">
      <style:text-properties style:font-name="Arial" officeooo:rsid="00255a43" officeooo:paragraph-rsid="00255a43"/>
    </style:style>
    <style:style style:name="P298" style:family="paragraph" style:parent-style-name="Text_20_body" style:list-style-name="L1">
      <style:text-properties style:font-name="Arial" officeooo:rsid="0025dabd" officeooo:paragraph-rsid="0025dabd"/>
    </style:style>
    <style:style style:name="P299" style:family="paragraph" style:parent-style-name="Text_20_body" style:list-style-name="L1">
      <style:text-properties style:font-name="Arial" officeooo:rsid="00274efc" officeooo:paragraph-rsid="00274efc"/>
    </style:style>
    <style:style style:name="P300" style:family="paragraph" style:parent-style-name="Text_20_body" style:list-style-name="L2">
      <style:text-properties style:font-name="Arial" officeooo:rsid="00307c1c" officeooo:paragraph-rsid="00307c1c"/>
    </style:style>
    <style:style style:name="P301" style:family="paragraph" style:parent-style-name="Text_20_body" style:list-style-name="L2">
      <style:text-properties style:font-name="Arial" style:text-underline-style="none" officeooo:rsid="0031dab7" officeooo:paragraph-rsid="0031dab7"/>
    </style:style>
    <style:style style:name="P302" style:family="paragraph" style:parent-style-name="Text_20_body" style:list-style-name="L3">
      <style:text-properties style:font-name="Arial" officeooo:rsid="0033bf59" officeooo:paragraph-rsid="0033bf59"/>
    </style:style>
    <style:style style:name="P303" style:family="paragraph" style:parent-style-name="Text_20_body" style:list-style-name="L3">
      <style:text-properties style:font-name="Arial" officeooo:rsid="00352d54" officeooo:paragraph-rsid="00352d54"/>
    </style:style>
    <style:style style:name="P304" style:family="paragraph" style:parent-style-name="Text_20_body" style:list-style-name="L4">
      <style:text-properties style:font-name="Arial" officeooo:rsid="00379e33" officeooo:paragraph-rsid="00379e33"/>
    </style:style>
    <style:style style:name="P305" style:family="paragraph" style:parent-style-name="Text_20_body" style:list-style-name="L5">
      <style:text-properties style:font-name="Arial" officeooo:rsid="003ac80d" officeooo:paragraph-rsid="003ac80d"/>
    </style:style>
    <style:style style:name="P306" style:family="paragraph" style:parent-style-name="Text_20_body" style:list-style-name="L6">
      <style:text-properties style:font-name="Arial" officeooo:rsid="003ac80d" officeooo:paragraph-rsid="003ac80d"/>
    </style:style>
    <style:style style:name="P307" style:family="paragraph" style:parent-style-name="Text_20_body" style:list-style-name="L7">
      <style:text-properties officeooo:rsid="003c25b4" officeooo:paragraph-rsid="003c25b4"/>
    </style:style>
    <style:style style:name="P308" style:family="paragraph" style:parent-style-name="Text_20_body" style:list-style-name="L8">
      <style:text-properties officeooo:rsid="003ef6b4" officeooo:paragraph-rsid="003ef6b4"/>
    </style:style>
    <style:style style:name="P309" style:family="paragraph" style:parent-style-name="Text_20_body" style:list-style-name="L9">
      <style:text-properties officeooo:rsid="00472560" officeooo:paragraph-rsid="00472560"/>
    </style:style>
    <style:style style:name="P310" style:family="paragraph" style:parent-style-name="Text_20_body" style:list-style-name="L9">
      <style:text-properties officeooo:rsid="00482f53" officeooo:paragraph-rsid="00482f53"/>
    </style:style>
    <style:style style:name="P311" style:family="paragraph" style:parent-style-name="Text_20_body" style:list-style-name="L10">
      <style:text-properties fo:font-weight="bold" officeooo:rsid="004b1ee3" officeooo:paragraph-rsid="004b1ee3" style:font-weight-asian="bold" style:font-weight-complex="bold"/>
    </style:style>
    <style:style style:name="P312" style:family="paragraph" style:parent-style-name="Text_20_body" style:list-style-name="L13">
      <style:text-properties fo:font-weight="bold" officeooo:rsid="0060b40d" officeooo:paragraph-rsid="0060b40d" style:font-weight-asian="bold" style:font-weight-complex="bold"/>
    </style:style>
    <style:style style:name="P313" style:family="paragraph" style:parent-style-name="Text_20_body" style:list-style-name="L22">
      <style:text-properties fo:font-weight="bold" officeooo:rsid="01021472" officeooo:paragraph-rsid="01021472" style:font-weight-asian="bold" style:font-weight-complex="bold"/>
    </style:style>
    <style:style style:name="P314" style:family="paragraph" style:parent-style-name="Text_20_body" style:list-style-name="L22">
      <style:text-properties fo:font-weight="bold" officeooo:rsid="0102b0f1" officeooo:paragraph-rsid="0102b0f1" style:font-weight-asian="bold" style:font-weight-complex="bold"/>
    </style:style>
    <style:style style:name="P315" style:family="paragraph" style:parent-style-name="Text_20_body" style:list-style-name="L22">
      <style:text-properties fo:font-weight="bold" officeooo:rsid="01046435" officeooo:paragraph-rsid="01046435" style:font-weight-asian="bold" style:font-weight-complex="bold"/>
    </style:style>
    <style:style style:name="P316" style:family="paragraph" style:parent-style-name="Text_20_body" style:list-style-name="L25">
      <style:text-properties fo:font-weight="bold" officeooo:rsid="01046435" officeooo:paragraph-rsid="01046435" style:font-weight-asian="bold" style:font-weight-complex="bold"/>
    </style:style>
    <style:style style:name="P317" style:family="paragraph" style:parent-style-name="Text_20_body" style:list-style-name="L22">
      <style:text-properties fo:font-weight="bold" officeooo:rsid="0106962c" officeooo:paragraph-rsid="0106962c" style:font-weight-asian="bold" style:font-weight-complex="bold"/>
    </style:style>
    <style:style style:name="P318" style:family="paragraph" style:parent-style-name="Text_20_body" style:list-style-name="L23">
      <style:text-properties fo:font-weight="bold" officeooo:rsid="00c7326a" officeooo:paragraph-rsid="00c7326a" style:font-weight-asian="bold" style:font-weight-complex="bold"/>
    </style:style>
    <style:style style:name="P319" style:family="paragraph" style:parent-style-name="Text_20_body" style:list-style-name="L24">
      <style:text-properties fo:font-weight="bold" officeooo:rsid="00c7326a" officeooo:paragraph-rsid="00c7326a" style:font-weight-asian="bold" style:font-weight-complex="bold"/>
    </style:style>
    <style:style style:name="P320" style:family="paragraph" style:parent-style-name="Text_20_body" style:list-style-name="L24">
      <style:text-properties fo:font-weight="bold" officeooo:rsid="0121a7f8" officeooo:paragraph-rsid="0121a7f8" style:font-weight-asian="bold" style:font-weight-complex="bold"/>
    </style:style>
    <style:style style:name="P321" style:family="paragraph" style:parent-style-name="Text_20_body" style:list-style-name="L24">
      <style:text-properties fo:font-weight="bold" officeooo:rsid="0136e4a5" officeooo:paragraph-rsid="0136e4a5" style:font-weight-asian="bold" style:font-weight-complex="bold"/>
    </style:style>
    <style:style style:name="P322" style:family="paragraph" style:parent-style-name="Text_20_body" style:list-style-name="L28">
      <style:text-properties fo:font-weight="bold" officeooo:rsid="011d1a0d" officeooo:paragraph-rsid="011d1a0d" style:font-weight-asian="bold" style:font-weight-complex="bold"/>
    </style:style>
    <style:style style:name="P323" style:family="paragraph" style:parent-style-name="Text_20_body" style:list-style-name="L28">
      <style:text-properties fo:font-weight="bold" officeooo:rsid="00f9866d" officeooo:paragraph-rsid="011eafdc" style:font-weight-asian="bold" style:font-weight-complex="bold"/>
    </style:style>
    <style:style style:name="P324" style:family="paragraph" style:parent-style-name="Text_20_body" style:list-style-name="L30">
      <style:text-properties fo:font-weight="bold" officeooo:rsid="01112563" officeooo:paragraph-rsid="01112563" style:font-weight-asian="bold" style:font-weight-complex="bold"/>
    </style:style>
    <style:style style:name="P325" style:family="paragraph" style:parent-style-name="Text_20_body" style:list-style-name="L31">
      <style:text-properties fo:font-weight="bold" officeooo:rsid="014710be" officeooo:paragraph-rsid="014710be" style:font-weight-asian="bold" style:font-weight-complex="bold"/>
    </style:style>
    <style:style style:name="P326" style:family="paragraph" style:parent-style-name="Text_20_body" style:list-style-name="L31">
      <style:text-properties fo:font-weight="bold" officeooo:rsid="00ff6653" officeooo:paragraph-rsid="00ff6653" style:font-weight-asian="bold" style:font-weight-complex="bold"/>
    </style:style>
    <style:style style:name="P327" style:family="paragraph" style:parent-style-name="Text_20_body" style:list-style-name="L31">
      <style:text-properties fo:font-weight="bold" officeooo:rsid="01008b5c" officeooo:paragraph-rsid="01008b5c" style:font-weight-asian="bold" style:font-weight-complex="bold"/>
    </style:style>
    <style:style style:name="P328" style:family="paragraph" style:parent-style-name="Text_20_body" style:list-style-name="L11">
      <style:text-properties officeooo:rsid="00536b1d" officeooo:paragraph-rsid="00536b1d"/>
    </style:style>
    <style:style style:name="P329" style:family="paragraph" style:parent-style-name="Text_20_body" style:list-style-name="L12">
      <style:text-properties officeooo:rsid="005b8a8a" officeooo:paragraph-rsid="005b8a8a"/>
    </style:style>
    <style:style style:name="P330" style:family="paragraph" style:parent-style-name="Text_20_body" style:list-style-name="L13">
      <style:text-properties fo:font-weight="normal" officeooo:rsid="0060b40d" officeooo:paragraph-rsid="0060b40d" style:font-weight-asian="normal" style:font-weight-complex="normal"/>
    </style:style>
    <style:style style:name="P331" style:family="paragraph" style:parent-style-name="Text_20_body" style:list-style-name="L22">
      <style:text-properties fo:font-weight="normal" officeooo:rsid="01049910" officeooo:paragraph-rsid="01049910" style:font-weight-asian="normal" style:font-weight-complex="normal"/>
    </style:style>
    <style:style style:name="P332" style:family="paragraph" style:parent-style-name="Text_20_body" style:list-style-name="L22">
      <style:text-properties fo:font-weight="normal" officeooo:rsid="0106962c" officeooo:paragraph-rsid="0106962c" style:font-weight-asian="normal" style:font-weight-complex="normal"/>
    </style:style>
    <style:style style:name="P333" style:family="paragraph" style:parent-style-name="Text_20_body" style:list-style-name="L28">
      <style:text-properties fo:font-weight="normal" officeooo:rsid="01206966" officeooo:paragraph-rsid="01206966" style:font-weight-asian="normal" style:font-weight-complex="normal"/>
    </style:style>
    <style:style style:name="P334" style:family="paragraph" style:parent-style-name="Text_20_body" style:list-style-name="L31">
      <style:text-properties fo:font-weight="normal" officeooo:rsid="01008b5c" officeooo:paragraph-rsid="01008b5c" style:font-weight-asian="normal" style:font-weight-complex="normal"/>
    </style:style>
    <style:style style:name="P335" style:family="paragraph" style:parent-style-name="Text_20_body" style:list-style-name="L14">
      <style:text-properties officeooo:rsid="009c040f" officeooo:paragraph-rsid="009c040f"/>
    </style:style>
    <style:style style:name="P336" style:family="paragraph" style:parent-style-name="Text_20_body" style:list-style-name="L15">
      <style:text-properties officeooo:rsid="00a1f731" officeooo:paragraph-rsid="00a1f731"/>
    </style:style>
    <style:style style:name="P337" style:family="paragraph" style:parent-style-name="Text_20_body" style:list-style-name="L15">
      <style:text-properties officeooo:rsid="00a45080" officeooo:paragraph-rsid="00a45080"/>
    </style:style>
    <style:style style:name="P338" style:family="paragraph" style:parent-style-name="Text_20_body" style:list-style-name="L16">
      <style:text-properties officeooo:rsid="00b6b2e7" officeooo:paragraph-rsid="00b6b2e7"/>
    </style:style>
    <style:style style:name="P339" style:family="paragraph" style:parent-style-name="Text_20_body" style:list-style-name="L17">
      <style:text-properties officeooo:rsid="00b73246" officeooo:paragraph-rsid="00b73246"/>
    </style:style>
    <style:style style:name="P340" style:family="paragraph" style:parent-style-name="Text_20_body" style:list-style-name="L18">
      <style:text-properties officeooo:rsid="00de643a" officeooo:paragraph-rsid="00de643a"/>
    </style:style>
    <style:style style:name="P341" style:family="paragraph" style:parent-style-name="Text_20_body" style:list-style-name="L19">
      <style:text-properties officeooo:rsid="0137c7fd" officeooo:paragraph-rsid="0137c7fd"/>
    </style:style>
    <style:style style:name="P342" style:family="paragraph" style:parent-style-name="Text_20_body" style:list-style-name="L19">
      <style:text-properties officeooo:rsid="0137c7fd" officeooo:paragraph-rsid="0139a897"/>
    </style:style>
    <style:style style:name="P343" style:family="paragraph" style:parent-style-name="Text_20_body" style:list-style-name="L19">
      <style:text-properties officeooo:rsid="013b1350" officeooo:paragraph-rsid="013b1350"/>
    </style:style>
    <style:style style:name="P344" style:family="paragraph" style:parent-style-name="Text_20_body" style:list-style-name="L20">
      <style:text-properties fo:font-style="normal" fo:font-weight="normal" officeooo:rsid="01430417" officeooo:paragraph-rsid="01430417" style:font-style-asian="normal" style:font-weight-asian="normal" style:font-style-complex="normal" style:font-weight-complex="normal"/>
    </style:style>
    <style:style style:name="P345" style:family="paragraph" style:parent-style-name="Text_20_body" style:list-style-name="L20">
      <style:text-properties fo:font-style="normal" fo:font-weight="normal" officeooo:rsid="0144b565" officeooo:paragraph-rsid="0144b565" style:font-style-asian="normal" style:font-weight-asian="normal" style:font-style-complex="normal" style:font-weight-complex="normal"/>
    </style:style>
    <style:style style:name="P346" style:family="paragraph" style:parent-style-name="Text_20_body" style:list-style-name="L21">
      <style:text-properties officeooo:rsid="00dfffca" officeooo:paragraph-rsid="00dfffca"/>
    </style:style>
    <style:style style:name="P347" style:family="paragraph" style:parent-style-name="Text_20_body" style:list-style-name="L21">
      <style:text-properties officeooo:rsid="00fd8a92" officeooo:paragraph-rsid="00fd8a92"/>
    </style:style>
    <style:style style:name="P348" style:family="paragraph" style:parent-style-name="Text_20_body" style:list-style-name="L22">
      <style:text-properties officeooo:rsid="00ca6be3" officeooo:paragraph-rsid="00ca6be3"/>
    </style:style>
    <style:style style:name="P349" style:family="paragraph" style:parent-style-name="Text_20_body" style:list-style-name="L22">
      <style:text-properties officeooo:rsid="00e9b8bf" officeooo:paragraph-rsid="00e9b8bf"/>
    </style:style>
    <style:style style:name="P350" style:family="paragraph" style:parent-style-name="Text_20_body" style:list-style-name="L22">
      <style:text-properties officeooo:rsid="012c86c5" officeooo:paragraph-rsid="012c86c5"/>
    </style:style>
    <style:style style:name="P351" style:family="paragraph" style:parent-style-name="Text_20_body" style:list-style-name="L22">
      <style:text-properties officeooo:rsid="0108da21" officeooo:paragraph-rsid="0108da21"/>
    </style:style>
    <style:style style:name="P352" style:family="paragraph" style:parent-style-name="Text_20_body" style:list-style-name="L26">
      <style:text-properties officeooo:paragraph-rsid="015055aa"/>
    </style:style>
    <style:style style:name="P353" style:family="paragraph" style:parent-style-name="Text_20_body" style:list-style-name="L26">
      <style:text-properties officeooo:rsid="015055aa" officeooo:paragraph-rsid="015055aa"/>
    </style:style>
    <style:style style:name="P354" style:family="paragraph" style:parent-style-name="Text_20_body" style:list-style-name="L27">
      <style:text-properties officeooo:rsid="01481870" officeooo:paragraph-rsid="01481870"/>
    </style:style>
    <style:style style:name="P355" style:family="paragraph" style:parent-style-name="Text_20_body" style:list-style-name="L29">
      <style:text-properties officeooo:rsid="00eb27ed" officeooo:paragraph-rsid="00eb27ed"/>
    </style:style>
    <style:style style:name="P356" style:family="paragraph" style:parent-style-name="Text_20_body" style:list-style-name="L30">
      <style:text-properties officeooo:rsid="00dee0fe" officeooo:paragraph-rsid="00dee0fe"/>
    </style:style>
    <style:style style:name="P357" style:family="paragraph" style:parent-style-name="Text_20_body" style:list-style-name="L31">
      <style:text-properties officeooo:paragraph-rsid="01008b5c"/>
    </style:style>
    <style:style style:name="P358" style:family="paragraph" style:parent-style-name="Text_20_body" style:list-style-name="L31">
      <style:text-properties officeooo:rsid="0119cec7" officeooo:paragraph-rsid="0119cec7"/>
    </style:style>
    <style:style style:name="P359" style:family="paragraph" style:parent-style-name="Text_20_body" style:list-style-name="L31">
      <style:text-properties officeooo:rsid="00cf6330" officeooo:paragraph-rsid="00cf6330"/>
    </style:style>
    <style:style style:name="P360" style:family="paragraph" style:parent-style-name="Text_20_body" style:list-style-name="L31">
      <style:text-properties officeooo:rsid="00e3dfda" officeooo:paragraph-rsid="0100d30f"/>
    </style:style>
    <style:style style:name="P361" style:family="paragraph" style:parent-style-name="Text_20_body" style:list-style-name="L31">
      <style:text-properties officeooo:rsid="00f0291f" officeooo:paragraph-rsid="0100d30f"/>
    </style:style>
    <style:style style:name="P362" style:family="paragraph" style:parent-style-name="Text_20_body" style:list-style-name="L31">
      <style:text-properties officeooo:rsid="00e872d9" officeooo:paragraph-rsid="00e872d9"/>
    </style:style>
    <style:style style:name="P363" style:family="paragraph" style:parent-style-name="Text_20_body" style:list-style-name="L31">
      <style:text-properties officeooo:rsid="00e6748b" officeooo:paragraph-rsid="00e6748b"/>
    </style:style>
    <style:style style:name="P364" style:family="paragraph" style:parent-style-name="Text_20_body" style:list-style-name="L31">
      <style:text-properties officeooo:rsid="00f3a03b" officeooo:paragraph-rsid="00f3a03b"/>
    </style:style>
    <style:style style:name="P365" style:family="paragraph" style:parent-style-name="Text_20_body" style:list-style-name="L32">
      <style:text-properties officeooo:paragraph-rsid="01235aa6"/>
    </style:style>
    <style:style style:name="P366" style:family="paragraph" style:parent-style-name="Text_20_body">
      <style:text-properties officeooo:rsid="01547693" officeooo:paragraph-rsid="01547693"/>
    </style:style>
    <style:style style:name="P367" style:family="paragraph" style:parent-style-name="Text_20_body">
      <style:text-properties officeooo:rsid="01556b72" officeooo:paragraph-rsid="01556b72"/>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430417"/>
    </style:style>
    <style:style style:name="T78" style:family="text">
      <style:text-properties officeooo:rsid="014c9066"/>
    </style:style>
    <style:style style:name="T79" style:family="text">
      <style:text-properties officeooo:rsid="014def7e"/>
    </style:style>
    <style:style style:name="T80" style:family="text">
      <style:text-properties officeooo:rsid="014e7801"/>
    </style:style>
    <style:style style:name="T81" style:family="text">
      <style:text-properties officeooo:rsid="015055aa"/>
    </style:style>
    <style:style style:name="T82" style:family="text">
      <style:text-properties officeooo:rsid="01509eac"/>
    </style:style>
    <style:style style:name="T83" style:family="text">
      <style:text-properties officeooo:rsid="01556b7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37" text:outline-level="1">0<text:span text:style-name="T4">2</text:span>/<text:span text:style-name="T4">04</text:span>/2022</text:h>
      <text:h text:style-name="P204" text:outline-level="2">Designing a game engine</text:h>
      <text:list xml:id="list1964038123" text:style-name="L1">
        <text:list-item>
          <text:p text:style-name="P297">Entry point: what happens when we launch the engine? What is executed first?</text:p>
        </text:list-item>
        <text:list-item>
          <text:p text:style-name="P297">Application Layer: the part of the engine that handles events and everything’s needed to get the game loop working.</text:p>
        </text:list-item>
        <text:list-item>
          <text:p text:style-name="P297">Window Layer: used to handle windows, the targets of the engine’s output.</text:p>
          <text:list>
            <text:list-item>
              <text:p text:style-name="P298">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98">Renderer: the part used to render graphics at each frame, it’s the biggest and the most complicated system. </text:p>
        </text:list-item>
        <text:list-item>
          <text:p text:style-name="P298">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98">Debug support: visualize colliders, logging, debug graphics, analyze performances (profiling)...any kind of tool used to debug an application made with the engine.</text:p>
        </text:list-item>
        <text:list-item>
          <text:p text:style-name="P298">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99">Memory systems: handle memory allocation, avoid leaks.</text:p>
        </text:list-item>
        <text:list-item>
          <text:p text:style-name="P299">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99">Physics</text:p>
        </text:list-item>
        <text:list-item>
          <text:p text:style-name="P299">File I/O, VFS (Virtual File System)</text:p>
        </text:list-item>
        <text:list-item>
          <text:p text:style-name="P299">Build system: assets aren’t optimized for use for our engine. It’s necessary to establish a custom data format and convert data to it, so that handling asset data is more efficient.</text:p>
        </text:list-item>
      </text:list>
      <text:h text:style-name="P138" text:outline-level="1">02/05/2022</text:h>
      <text:h text:style-name="P205"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205"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9" text:outline-level="1"><text:soft-page-break/>02/05/222</text:h>
      <text:h text:style-name="P206"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794342454" text:style-name="L2">
        <text:list-item>
          <text:p text:style-name="P300">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301">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207" text:outline-level="2">What I learnt</text:h>
      <text:list xml:id="list1045294709" text:style-name="L3">
        <text:list-item>
          <text:p text:style-name="P302">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303">Entry points can be put in libraries! This makes me understand how SDL and glew worked in theory.</text:p>
        </text:list-item>
      </text:list>
      <text:h text:style-name="P140" text:outline-level="1">02/05/2022</text:h>
      <text:h text:style-name="P208"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011313364" text:style-name="L4">
        <text:list-item>
          <text:p text:style-name="P304">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41" text:outline-level="1">02/06/2022</text:h>
      <text:h text:style-name="P209"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541114740" text:style-name="L5">
        <text:list-item>
          <text:p text:style-name="P305">Downloaded a premake executable</text:p>
        </text:list-item>
        <text:list-item>
          <text:p text:style-name="P305">Written a premake file</text:p>
        </text:list-item>
        <text:list-item>
          <text:p text:style-name="P305">Made a script to automatically call the premake build command</text:p>
        </text:list-item>
      </text:list>
      <text:h text:style-name="P210" text:outline-level="2">What I learnt</text:h>
      <text:list xml:id="list1926964630" text:style-name="L6">
        <text:list-item>
          <text:p text:style-name="P306">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306">Automate as much as possible! Even typing a command to call premake is wasted time that adds up and could’ve been spent differently (hence the bat script to automatically call the command).</text:p>
        </text:list-item>
      </text:list>
      <text:h text:style-name="P142" text:outline-level="1">02/06/2022</text:h>
      <text:h text:style-name="P210"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11" text:outline-level="2"><text:soft-page-break/>Expansions:</text:h>
      <text:list xml:id="list3002503596" text:style-name="L7">
        <text:list-item>
          <text:p text:style-name="P307">Buffered event system: every once in a while, dispatch all the queued events so that the engine isn’t blocked every time an event occurs.</text:p>
        </text:list-item>
      </text:list>
      <text:h text:style-name="P143" text:outline-level="1">06/02/2022</text:h>
      <text:h text:style-name="P212"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655648123" text:style-name="L8">
        <text:list-item>
          <text:p text:style-name="P308">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308">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13" text:outline-level="2">Improvement</text:h>
      <text:p text:style-name="P67">Declare the EventDispatcher and set up the callbacks only once, then just call dispatch after that, don’t bind functions every time an event is dispatched to the layer.</text:p>
      <text:h text:style-name="P144" text:outline-level="1">02/07/2022</text:h>
      <text:h text:style-name="P214"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45" text:outline-level="1">02/07/2022</text:h>
      <text:h text:style-name="P145"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46" text:outline-level="1"><text:soft-page-break/>02/09/2022</text:h>
      <text:h text:style-name="P215"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15"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203932423" text:style-name="L9">
        <text:list-item>
          <text:p text:style-name="P309">Create a WindowsWindow</text:p>
        </text:list-item>
        <text:list-item>
          <text:p text:style-name="P309">Specify an EventCallback, by binding a function: for the binding process I used a macro, since the syntax is pretty long</text:p>
        </text:list-item>
        <text:list-item>
          <text:p text:style-name="P309">Then, for each type of event, a lambda function is specified:</text:p>
          <text:list>
            <text:list-item>
              <text:p text:style-name="P309">The WindowData object is retrieved: it contains data about the window and it is set when initializing it.</text:p>
            </text:list-item>
            <text:list-item>
              <text:p text:style-name="P309">Depending on the type of event, the data is modified (for example when the window is resized, width and height are changed)</text:p>
            </text:list-item>
            <text:list-item>
              <text:p text:style-name="P309">Then, since the data also contains the event callback previously set, it is possible to create an event (KeyEvent, MouseEvent) depending on what triggered the lambda, and pass it to the callback function</text:p>
            </text:list-item>
          </text:list>
        </text:list-item>
        <text:list-item>
          <text:p text:style-name="P309">Finally, the callback function can handle the events <text:span text:style-name="T19">however it wants. In this case, an EventDispatcher object is created and the event is passed to it, binding it a callback.</text:span></text:p>
          <text:list>
            <text:list-item>
              <text:p text:style-name="P310">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47" text:outline-level="1">02/10/2022</text:h>
      <text:h text:style-name="P216"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221351416" text:style-name="L10">
        <text:list-item>
          <text:p text:style-name="P311">Layer: <text:span text:style-name="T20">represents a Layer and has a few methods used as callbacks for events such as layer added, removed or updated. In addition, there’s an OnEvent function used to handle events</text:span></text:p>
        </text:list-item>
        <text:list-item>
          <text:p text:style-name="P311">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8" text:outline-level="1">02/11/2022</text:h>
      <text:h text:style-name="P217"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18"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9" text:outline-level="1">02/12/2022</text:h>
      <text:h text:style-name="P219"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059351300" text:style-name="L11">
        <text:list-item>
          <text:p text:style-name="P328">The size of the display is set. Said size is obtained from the Application, that I turned into a singleton for it to be accessible from everywhere. </text:p>
        </text:list-item>
        <text:list-item>
          <text:p text:style-name="P328">Delta time is roughly computed and assigned to the ImGuiIO object used in the context</text:p>
        </text:list-item>
        <text:list-item>
          <text:p text:style-name="P328">A new ImGui frame is created</text:p>
        </text:list-item>
        <text:list-item>
          <text:p text:style-name="P328">The demo window is shown, <text:span text:style-name="T27">but it’s not possible to interact with it yet, since the input events haven’t been binded</text:span></text:p>
        </text:list-item>
      </text:list>
      <text:h text:style-name="P150" text:outline-level="1">02/13/2022</text:h>
      <text:h text:style-name="P220"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51" text:outline-level="1">02/16/2022</text:h>
      <text:h text:style-name="P221"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52"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50922591" text:style-name="L12">
        <text:list-item>
          <text:p text:style-name="P329">We use a different set of macros depending on the operating system: we could just add an #ifdef WINDOWS_PLATFORM before the current codes and then do an #else ifdef UNIX_PLATFORM and redefine the macros</text:p>
        </text:list-item>
        <text:list-item>
          <text:p text:style-name="P329">We use a translation table. With the previous approach, serializing that data becomes a bit hard, while a translation table adds dynamicity and doesn’t introduce much overhead.</text:p>
        </text:list-item>
      </text:list>
      <text:h text:style-name="P153" text:outline-level="1">02/17/2022</text:h>
      <text:h text:style-name="P222"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1034792742" text:style-name="L13">
        <text:list-item>
          <text:p text:style-name="P312">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312">Renderer:<text:span text:style-name="T20"> the Renderer uses the Rendering API and it’s built at a higher abstraction layer. In that way, even though the API may change, the Renderer doesn’t need to and it’s platform-agnostic. </text:span></text:p>
          <text:list>
            <text:list-item>
              <text:p text:style-name="P330">2D / 3D renderers, forward / deferred renderers</text:p>
            </text:list-item>
            <text:list-item>
              <text:p text:style-name="P330">Scene graph</text:p>
            </text:list-item>
            <text:list-item>
              <text:p text:style-name="P330">Sorting, culling, cameras, LOD</text:p>
            </text:list-item>
            <text:list-item>
              <text:p text:style-name="P312"><text:soft-page-break/><text:span text:style-name="T20">Materials, animation, VFX, </text:span><text:span text:style-name="T21">PostFX</text:span></text:p>
            </text:list-item>
          </text:list>
        </text:list-item>
      </text:list>
      <text:h text:style-name="P154" text:outline-level="1">02/18/2022</text:h>
      <text:h text:style-name="P223"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24"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55" text:outline-level="1">02/19/2022</text:h>
      <text:h text:style-name="P225"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56" text:outline-level="1"><text:soft-page-break/>02/20/2022</text:h>
      <text:h text:style-name="P226"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57" text:outline-level="1">02/21/2022</text:h>
      <text:h text:style-name="P227"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28"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8" text:outline-level="1">23/02/2022</text:h>
      <text:h text:style-name="P229"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30"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9" text:outline-level="1">02/25/2022</text:h>
      <text:h text:style-name="P231"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32"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33"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60" text:outline-level="1">02/27/2022</text:h>
      <text:h text:style-name="P234"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61" text:outline-level="1"><text:span text:style-name="T44">02/28/</text:span>2022</text:h>
      <text:h text:style-name="P235"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36" text:outline-level="2">ImGui</text:h>
      <text:p text:style-name="P56">...<text:span text:style-name="T34">added ImGui, setup a small slider used to move textures around using dear ImGui makes me want to make lots of stuff with it, it looks so comfortable to use to make GUIs.</text:span></text:p>
      <text:h text:style-name="P162" text:outline-level="1">03/04/2022</text:h>
      <text:h text:style-name="P237"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63" text:outline-level="1"><text:soft-page-break/><text:span text:style-name="T44">03/09</text:span>/2022</text:h>
      <text:h text:style-name="P238"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64" text:outline-level="1"><text:span text:style-name="T44">03/11/</text:span>2022</text:h>
      <text:h text:style-name="P239"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65" text:outline-level="1"><text:span text:style-name="T44">03/13</text:span>/2022</text:h>
      <text:h text:style-name="P240"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41" text:outline-level="2">Moving to Sandbox</text:h>
      <text:p text:style-name="P62">Moved everything but the things that are inherent to the engine to Sandbox. This includes buffers and arrays, shaders, the camera.</text:p>
      <text:h text:style-name="P166" text:outline-level="1"><text:span text:style-name="T45">03/14</text:span>/2022</text:h>
      <text:h text:style-name="P242"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43"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42" text:outline-level="2">Improvements</text:h>
      <text:p text:style-name="P65">Time retrieval should be platform-independent (have a few helpers in Platform).</text:p>
      <text:h text:style-name="P167"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44"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8" text:outline-level="1"><text:soft-page-break/><text:span text:style-name="T45">03/18</text:span>/2022</text:h>
      <text:h text:style-name="P245"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46" text:outline-level="2">Improvements</text:h>
      <text:list xml:id="list108757542" text:style-name="L14">
        <text:list-item>
          <text:p text:style-name="P335"><text:span text:style-name="T39">Configurable </text:span>Mig / mag <text:span text:style-name="T39">filters</text:span></text:p>
        </text:list-item>
      </text:list>
      <text:h text:style-name="P169" text:outline-level="1"><text:span text:style-name="T45">03/19</text:span>/2022</text:h>
      <text:h text:style-name="P247"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48" text:outline-level="2">Improvement<text:span text:style-name="T43">s</text:span></text:h>
      <text:list xml:id="list725078997" text:style-name="L15">
        <text:list-item>
          <text:p text:style-name="P336">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37">Make ReadFile a bit more generic? An engine-dedicated file manager would be <text:soft-page-break/>pretty nice to have</text:p>
        </text:list-item>
      </text:list>
      <text:h text:style-name="P170" text:outline-level="1"><text:span text:style-name="T45">03/20</text:span>/2022</text:h>
      <text:h text:style-name="P249"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71" text:outline-level="1"><text:span text:style-name="T45">03/21</text:span>/2022</text:h>
      <text:h text:style-name="P250" text:outline-level="2">Sandbox2D</text:h>
      <text:p text:style-name="P78">Moved all the relevant stuff from ExampleLayer to a layer called Sandbox2D, which only contains a square of which we can edit the colour via ImGui. Also moved some files from Debut to Debut/Core.</text:p>
      <text:h text:style-name="P172" text:outline-level="1">03/22/2022</text:h>
      <text:h text:style-name="P251"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72" text:outline-level="1">03/23/2022</text:h>
      <text:h text:style-name="P252"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73" text:outline-level="1">03/24/2022</text:h>
      <text:h text:style-name="P253"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74" text:outline-level="1">03/25/2022</text:h>
      <text:h text:style-name="P254"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54" text:outline-level="2">Improvements</text:h>
      <text:list xml:id="list3973404910" text:style-name="L16">
        <text:list-item>
          <text:p text:style-name="P338">Get rid of the Chrome dependency and build my own profiler, or find a profiler made with ImGui and integrate it into Debut.</text:p>
        </text:list-item>
      </text:list>
      <text:h text:style-name="P175" text:outline-level="1">03/26/2022</text:h>
      <text:h text:style-name="P255"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3961310199" text:style-name="L17">
        <text:list-item>
          <text:p text:style-name="P339">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39">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76" text:outline-level="1">03/27/2022</text:h>
      <text:h text:style-name="P256"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77" text:outline-level="1">03/28/2022</text:h>
      <text:h text:style-name="P257"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77" text:outline-level="1"><text:soft-page-break/>03/29/2022</text:h>
      <text:h text:style-name="P258"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8" text:outline-level="1">04/02/2022</text:h>
      <text:h text:style-name="P259"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9" text:outline-level="1">04/03/2022</text:h>
      <text:h text:style-name="P260"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61"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80" text:outline-level="1">04/05/2022</text:h>
      <text:h text:style-name="P262" text:outline-level="2">Birthday!</text:h>
      <text:h text:style-name="P180" text:outline-level="1">04/07/2022</text:h>
      <text:h text:style-name="P262"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80" text:outline-level="1">04/08/2022</text:h>
      <text:h text:style-name="P263"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81" text:outline-level="1">04/09/2022</text:h>
      <text:h text:style-name="P264" text:outline-level="2">Integrating EnTT</text:h>
      <text:p text:style-name="P97">Added EnTT to the project, defined a few test components in Components.h, created the Scene class to handle entities. Managed to render a green square only using EnTT.</text:p>
      <text:h text:style-name="P181" text:outline-level="1">04/12/2022</text:h>
      <text:h text:style-name="P265"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66" text:outline-level="2">What I learnt</text:h>
      <text:list xml:id="list2942659769" text:style-name="L18">
        <text:list-item>
          <text:p text:style-name="P340">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82" text:outline-level="1">04/12/2022</text:h>
      <text:h text:style-name="P267"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83" text:outline-level="1">04/16/2022</text:h>
      <text:h text:style-name="P268"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84" text:outline-level="1">04/19/2022</text:h>
      <text:h text:style-name="P269"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70"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85" text:outline-level="1">04/20/2022</text:h>
      <text:h text:style-name="P271"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86" text:outline-level="1">04/26/2022</text:h>
      <text:h text:style-name="P272"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87" text:outline-level="1">04/28/2022</text:h>
      <text:h text:style-name="P273"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8" text:outline-level="1">04/29/2022</text:h>
      <text:h text:style-name="P274"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9" text:outline-level="1">05/01/2022</text:h>
      <text:h text:style-name="P275"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76"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90" text:outline-level="1"><text:span text:style-name="T71">05/06</text:span>/2022</text:h>
      <text:h text:style-name="P277"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91" text:outline-level="1">05/07/2022</text:h>
      <text:h text:style-name="P278"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92" text:outline-level="1">05/08/2022</text:h>
      <text:h text:style-name="P279"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93" text:outline-level="1"><text:soft-page-break/>05/10/2022</text:h>
      <text:h text:style-name="P280"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94" text:outline-level="1">05/12/2022</text:h>
      <text:h text:style-name="P281"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95" text:outline-level="1">05/15/<text:span text:style-name="T75">2022</text:span></text:h>
      <text:h text:style-name="P282"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96" text:outline-level="1"><text:soft-page-break/>05/17/2022</text:h>
      <text:h text:style-name="P283"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97" text:outline-level="1">05/18/2022</text:h>
      <text:h text:style-name="P284" text:outline-level="2">Texture import panel</text:h>
      <text:p text:style-name="P126">Finished writing the Texture import panel. It is now possible to change the import settings of a texture, which is done in many phases:</text:p>
      <text:list xml:id="list1712582632" text:style-name="L19">
        <text:list-item>
          <text:p text:style-name="P341">Texture properties (filtering and wrap mode atm) are visible in the Properties panel, the user can change them through the interface</text:p>
        </text:list-item>
        <text:list-item>
          <text:p text:style-name="P342">The user can decide to press the “Save” button: in that case, a .meta file describing the properties of the texture is generated. </text:p>
        </text:list-item>
        <text:list-item>
          <text:p text:style-name="P342">The Texture2D constructor, before creating a texture of the right graphics API, searches for the .meta file and <text:span text:style-name="T76">applies the right configuration if it exists, otherwise it just uses a default one</text:span></text:p>
        </text:list-item>
        <text:list-item>
          <text:p text:style-name="P343">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198" text:outline-level="1">05/19/2022</text:h>
      <text:h text:style-name="P285"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199" text:outline-level="1">05/XX/2022</text:h>
      <text:h text:style-name="P286" text:outline-level="2">Physics Materials</text:h>
      <text:p text:style-name="P131">It’s been a while, I’ve actually been working on the engine basically every day, but I forgot to update this document. Well, I implemented 2D Physics Materials as a set of data that the colliders use to set their parameters: each Collider2D component now has a reference to a PhysicsMaterial2D, that isn’t an actual C++ reference, but it’s the UUID of the material that it should use.</text:p>
      <text:p text:style-name="P131">In that way, when we load a scene, we’re able to also load the physics material from memory and cache it in case multiple colliders use the same material. Pretty neat.</text:p>
      <text:h text:style-name="P286" text:outline-level="2">The future: 3D models</text:h>
      <text:p text:style-name="P131">I wanted to add renaming, but I didn’t really feel like messing around with ImGui again, so I decided to add 3D models to the engine. I had a look at a few famous importing libraries (Assimp), but I realized that parsing a .obj file doesn’t seem too hard and might even be a fun experience. FBX instead is proprietary (BRUH), so I’ll probably have to use their SDK, which I might implement in the future.</text:p>
      <text:p text:style-name="P131">Long story short, I now need to add materials before moving on to 3D models.</text:p>
      <text:h text:style-name="P199" text:outline-level="1">05/28/2022</text:h>
      <text:h text:style-name="P286" text:outline-level="2">Materials</text:h>
      <text:p text:style-name="P131">Started implementing Materials. Materials need to get data about the uniforms from the shader, so I added a GetUniforms method to the shader class, each graphics API is able to implement their own version. I will probably need to change it in the future if I want to support Vulkan, as apparently, there’s no concept of uniform in it.</text:p>
      <text:p text:style-name="P132"><text:soft-page-break/>I’ve implemented each uniform as a struct &lt;Name, Type, Value&gt;, in which Type is just an enum I use to abstract away the actual GL types and Value is a union that can contain multiple types of data depending on the uniform that should be set.</text:p>
      <text:p text:style-name="P132">I had to think about the right way to store uniforms for a while, a void* pointer would’ve been ideal probably, if it were’t for the fact that the memory address pointed by it couldn’t be freed, which meant that the user would’ve had to make sure to keep them in memory. I thought this was pretty bad, since it forced the user to know the underlying structure of the engine in order to set material properties.</text:p>
      <text:p text:style-name="P132">So I decided to go with Unions, since it seems a pretty good tradeoff. Might refactor this in the future maybe.</text:p>
      <text:h text:style-name="P200" text:outline-level="1">05/30/2022</text:h>
      <text:h text:style-name="P287" text:outline-level="2">Materials brainstorming</text:h>
      <text:p text:style-name="P133">I started adding the interface for Materials so that the user can specify values for the uniforms, when I noticed that the Texture field was actually the first element of an array of textures. This is because we’re binding different textures to different units and we’re passing to our quad (in the case of the 2D renderer) an entire array of textures and the index that contains the right texture to use.</text:p>
      <text:p text:style-name="P133">Now, I don’t want users to know about all this stuff, so I don’t want to have a u_Textures[0] field in the editor, nor I want users to fill the texture array on their own. Ideally, I’d like users to be able to specify each uniform separately and maybe the Renderer can do some kind of optimizations behind the scenes.</text:p>
      <text:p text:style-name="P134">Had a look at Unity’s default shader and it doesn’t have an array of uniforms (it is also written in HLSL so it may be part of why it’s like that). <text:span text:style-name="T78">Same thing goes for the unlit shader (that is used for sprites or for unlit objects), which could support batch rendering and could need an array of textures. This isn’t the case though, so it looks like Unity’s handling batch rendering in a different way.</text:span></text:p>
      <text:p text:style-name="P134"><text:span text:style-name="T79">Another interesting thing about Unity is that the texture field in the sprite renderer component is automatically assigned to the MainTexture field of the Unlit material the renderer uses, which is a thing that I would’ve tried to make on my own to avoid inconsistencies between the texture in the Material and the one in the component.</text:span> </text:p>
      <text:p text:style-name="P135"><text:span text:style-name="T80">The way to solve the texture array problem is the following:</text:span><text:a xlink:type="simple" xlink:href="https://open.gl/textures#:~:text=Texture%20units%20are%20references%20to,texture%20was%20bound%20to%20GL_TEXTURE0%20." text:style-name="Internet_20_link" text:visited-style-name="Visited_20_Internet_20_Link">OpenGL - Textures</text:a> , <text:span text:style-name="T80">which consists in specifying where textures are bound. In the shader we’ll get rid of the Texture index and of the array, instead we’ll use a single sampler per needed texture without using indices. From the CPU side, though, we’ll have to have some way of keeping track of which unit textures should bind to.</text:span></text:p>
      <text:h text:style-name="P201" text:outline-level="1"><text:soft-page-break/>07/26/22</text:h>
      <text:h text:style-name="P288" text:outline-level="2">3D Models loading and Content Browser update</text:h>
      <text:p text:style-name="P136">I can’t believe I didn’t update this document for so long. Well, I don’t even know where to start. </text:p>
      <text:p text:style-name="P136">I added model importing via Assimp: I extract the scene data using it and process it to create submodels, meshes and materials. Mesh and materials belonging to models are saved in the Project/Lib/Assets folder so that they’re easily findable and they don’t pollute the filesystem. In a previous version, I created intermediate files right into the folder of the model which was pretty terrible.</text:p>
      <text:p text:style-name="P136">To store vertices, I used to have a YAML file: that was extremely slow because there was no reason to parse a 1000000 elements long YAML file. Decided to store heavy files in binary format so that they’re easily loaded right into memory: in addition they’re also compressed.</text:p>
      <text:p text:style-name="P136">Added a MeshRendererComponent, that uses a Mesh for geometry data and a Material to specify how to render it. WHOPS just realized that I still have to implement its serialization lol, will write it in the todo right now. </text:p>
      <text:p text:style-name="P136">Also a funny story about the 3DRenderer: I started writing it by trying to have some kind of batch renderer, but in 3D. Wrote it, made it work for geometry, then realized that I couldn’t even render 2 hydenthical objects in different positions because I had to specify different model matrices, but the vertices were packed in a single buffer.</text:p>
      <text:p text:style-name="P136">Turns out I wrote part of an instantied renderer: I kept it and added some (simpler) functionality to render a model per draw call, with its own material. Wasn’t too hard since I had a much more complex infrastructure already there: also added the ability for the user to partially submit vertices instead of setting them all at the same time.</text:p>
      <text:p text:style-name="P136">Also updated the content browser to be cooler, have icons and display model data. Same goes for the properties window, that lets the user swap meshes and materials.</text:p>
      <text:h text:style-name="P203" text:outline-level="1">08/12/22</text:h>
      <text:h text:style-name="P296" text:outline-level="2">Better Scene Hierarchy and Content Browser</text:h>
      <text:p text:style-name="P366">Wow, this didn’t take too long! The plan for this milestone was to improve the experience of using both the Content browser (CB) and the scene hierarchy (SH). I wanted to let the user be able to see the whole structure of a 3D model, including meshes and materials: this was achieved just by using ImGui Treenodes.</text:p>
      <text:p text:style-name="P366">Decided to scrap the grid view: at the moment, I prefer to focus on a single kind of CB view, in this case the Tree view, because I don’t really enjoy doing UI work in comparison to actual engine work: the tree view is a bit simpler to display, add to that the fact that I’m no UX guru and you start understanding my decision.</text:p>
      <text:p text:style-name="P366">Another cool edit to the CB are treenode icons: now it’s possible to have icons next to the <text:soft-page-break/>name of a folder or an asset in the CB. This is used to tell the user what kind of object they’re looking at. The first approach was using a custom-made version of ImGui’s treenodes: this, however, was a bit of a hassle in the SH, since I needed drag n drop to work and I had to manually recreate that behaviour too. </text:p>
      <text:p text:style-name="P366">When I started realizing I don’t have that much familiarity with ImGui’s internal code, I got rid of the texture-based approach and went for font icons (which is what is usually recommended in these cases). Basically, you can map a texture to a certain Unicode character, dynamically adding glyphs to the font you’re using: I added some cute icons and decided it was enough for the CB.</text:p>
      <text:p text:style-name="P366">Now, for the Scene Hierarchy things were harder. I wanted to let the user change the parent of an object in any way possible and let them reorder the hierarchy however they wanted, keeping the selected order between scene reloads.</text:p>
      <text:p text:style-name="P366">The first part was the easiest, since it was already half-implemented thanks to 3D model loading. The second part was quite tricky, but I managed to make it work by using a class called EntitySceneNode: when the user serializes a scene, they pass the EntitySceneNode containing the root of the scene tree. That same node is returned by the deserialization function and then passed to the scene hierarchy manager, which is in charge of keeping it updated.</text:p>
      <text:p text:style-name="P366">I wanted to completely decouple the scene hierarchy from the actual scene, the first being just a visualization and editing tool for the second. This was done thanks to EntitySceneNodes, which contain a list of children, the entity they’re referring to and the order in the tree level. In addition, a map contaning the parent-child relationships between nodes was necessary.</text:p>
      <text:p text:style-name="P366">I spent quite a while trying to fight the “do it every time” approach, trying to precisely modify the tree when an entity was modified. Instead, for me, it turned out to be more useful to just <text:span text:style-name="T83">rebuild the entire tree using a set of well-defined, simple rules to do that. The process is repeated every time an entity is destroyed, added or edited, which doesn’t add too much overhead since it only happens every once in a while. I’ll optimize it when necessary though! At the moment I’m pretty happy with the current implementation.</text:span></text:p>
      <text:p text:style-name="P367">It’s been a while since I’ve touched rendering stuff, so I’ll implement skyboxes next.</text:p>
      <text:h text:style-name="P202"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9">CURRENT FEATURE IN PROGRESS: </text:p>
      <text:p text:style-name="P130">- Back to front batch rendering</text:p>
      <text:p text:style-name="P130">- <text:span text:style-name="T77">Materials:</text:span></text:p>
      <text:list xml:id="list3998702693" text:style-name="L20">
        <text:list-item>
          <text:p text:style-name="P344">Have a Material resource while at runtime assets use material instances: Materials are used to submit stuff to a shader </text:p>
        </text:list-item>
        <text:list-item>
          <text:p text:style-name="P344">Maybe the user can specify which type of data it’s possible to edit in a material <text:soft-page-break/>using comments? Something like #[Editable] written above a variable so that when parsing the shader, the material is able to understand which parameters should be edited</text:p>
        </text:list-item>
        <text:list-item>
          <text:p text:style-name="P344">At runtime, a Material instance is submitted to the renderer along with the object that should be rendered: uniforms and other things are loaded from it before rendering something. In the renderer, things should be organized by material when possible so that we don’t switch shaders too many times</text:p>
        </text:list-item>
        <text:list-item>
          <text:p text:style-name="P345">Since the API for a Shader may change, the Shader class should also provide a GetUniforms method so that it knows what are the uniforms for that shader</text:p>
        </text:list-item>
      </text:list>
      <text:h text:style-name="Heading_20_2" text:outline-level="2">“<text:span text:style-name="T54">Theory”</text:span></text:h>
      <text:list xml:id="list2680439069" text:style-name="L21">
        <text:list-item>
          <text:p text:style-name="P346">Give a proper look at EnTT to see what are the best ways to do things</text:p>
        </text:list-item>
        <text:list-item>
          <text:p text:style-name="P347">How to build games?</text:p>
        </text:list-item>
      </text:list>
      <text:h text:style-name="P289" text:outline-level="2"><text:span text:style-name="T65">General f</text:span><text:span text:style-name="T58">eatures</text:span></text:h>
      <text:list xml:id="list1554088593" text:style-name="L22">
        <text:list-item>
          <text:p text:style-name="P348">Multithreading (start from rendering maybe)</text:p>
        </text:list-item>
        <text:list-item>
          <text:p text:style-name="P348">More graphics API: start from DirectX, maybe Metal?, <text:span text:style-name="T33">Vulkan</text:span></text:p>
        </text:list-item>
        <text:list-item>
          <text:p text:style-name="P349">Offline ray tracing</text:p>
        </text:list-item>
        <text:list-item>
          <text:p text:style-name="P350">Profiler</text:p>
        </text:list-item>
        <text:list-item>
          <text:p text:style-name="P351">Projects</text:p>
          <text:list>
            <text:list-item>
              <text:p text:style-name="P351">A project is made of many scenes, one of which is the startup scene. </text:p>
            </text:list-item>
            <text:list-item>
              <text:p text:style-name="P351">A project is placed in a directory which contains all the assets it needs.</text:p>
            </text:list-item>
            <text:list-item>
              <text:p text:style-name="P351">Projects can be exported into games</text:p>
            </text:list-item>
            <text:list-item>
              <text:p text:style-name="P351">The content browser should browse stuff starting from the project folder <text:s/></text:p>
            </text:list-item>
          </text:list>
        </text:list-item>
        <text:list-item>
          <text:p text:style-name="P313">Audio engine, start just by playing music and effects</text:p>
        </text:list-item>
        <text:list-item>
          <text:p text:style-name="P314">C# scripting</text:p>
        </text:list-item>
        <text:list-item>
          <text:p text:style-name="P315">Material system</text:p>
        </text:list-item>
        <text:list-item>
          <text:p text:style-name="P315">Lighting</text:p>
        </text:list-item>
        <text:list-item>
          <text:p text:style-name="P331">Post processing</text:p>
        </text:list-item>
        <text:list-item>
          <text:p text:style-name="P317">Game export:</text:p>
          <text:list>
            <text:list-item>
              <text:p text:style-name="P332">The user uses Debutant to prepare the Scene and attach scripts. Ideally, the final result should be an exe file (the game) which links to Debut. The exe are the game scripts, that Debut calls from it update function.</text:p>
            </text:list-item>
            <text:list-item>
              <text:p text:style-name="P332">WAIT so, a game is just a set of scripts (NativeScriptingComponents) that are submitted to Debut, which takes care of starting the game and updating everything! The game only provides the scripts and the Application that Debut <text:soft-page-break/>uses in its entry point.</text:p>
            </text:list-item>
            <text:list-item>
              <text:p text:style-name="P332">That means that we can strip Debutant from the whole thing and have a config file so that Debut knows where to find resources. In addition, resources are packed and loaded by Debut.</text:p>
            </text:list-item>
            <text:list-item>
              <text:p text:style-name="P332">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89" text:outline-level="2">2D</text:h>
      <text:list xml:id="list3067253462" text:style-name="L23">
        <text:list-item>
          <text:p text:style-name="P318">Sprite anim<text:span text:style-name="T49">a</text:span>tion</text:p>
        </text:list-item>
      </text:list>
      <text:list xml:id="list1656888995" text:style-name="L24">
        <text:list-item>
          <text:p text:style-name="P319"><text:span text:style-name="T70">S</text:span>prite slicing: also, support subtexturing with tiles that don’t have a 1 aspect ratio</text:p>
        </text:list-item>
        <text:list-item>
          <text:p text:style-name="P320">Render with different shaders (materials)</text:p>
        </text:list-item>
        <text:list-item>
          <text:p text:style-name="P321">Sprite culling</text:p>
        </text:list-item>
      </text:list>
      <text:h text:style-name="P290" text:outline-level="2">3D</text:h>
      <text:list xml:id="list388705124" text:style-name="L25">
        <text:list-item>
          <text:p text:style-name="P316">Model loading</text:p>
        </text:list-item>
      </text:list>
      <text:h text:style-name="P291" text:outline-level="2">Asset manager</text:h>
      <text:list xml:id="list3783195298" text:style-name="L26">
        <text:list-item>
          <text:p text:style-name="P353">Intermediary format and optimization <text:a xlink:type="simple" xlink:href="https://discord.com/channels/349857236656324608/643147843405611038/980779477338562560" text:style-name="Internet_20_link" text:visited-style-name="Visited_20_Internet_20_Link">https://discord.com/channels/349857236656324608/643147843405611038/980779477338562560</text:a></text:p>
        </text:list-item>
        <text:list-item>
          <text:p text:style-name="P352"><text:span text:style-name="T81">A cool read: </text:span><text:a xlink:type="simple" xlink:href="https://giordi91.github.io/post/resourcesystem/" text:style-name="Internet_20_link" text:visited-style-name="Visited_20_Internet_20_Link">Engine Resources Management: a handle approach (giordi91.github.io)</text:a> , <text:span text:style-name="T82">basically instead of using the UUID as the key for a &lt;UUID, resource&gt; map, use it as the key for a &lt;UUID, handle&gt; map, in which the handle is just the index in a vector of Resources. In that way we’re also able to save some metadata in the index </text:span></text:p>
        </text:list-item>
      </text:list>
      <text:h text:style-name="P292" text:outline-level="2">Editor</text:h>
      <text:list xml:id="list235628704" text:style-name="L27">
        <text:list-item>
          <text:p text:style-name="P354">Proper Create context menu</text:p>
        </text:list-item>
      </text:list>
      <text:list xml:id="list3579078962" text:style-name="L28">
        <text:list-item>
          <text:p text:style-name="P322">Multi selection and editing</text:p>
        </text:list-item>
        <text:list-item>
          <text:p text:style-name="P323">Implement WASD + direction movement for the EditorCamera</text:p>
        </text:list-item>
        <text:list-item>
          <text:p text:style-name="P333">Edit runtime scene</text:p>
        </text:list-item>
      </text:list>
      <text:h text:style-name="P293" text:outline-level="2">Library inte<text:span text:style-name="T61">g</text:span>rations</text:h>
      <text:list xml:id="list4176960871" text:style-name="L29">
        <text:list-item>
          <text:p text:style-name="P355">Wrap glm, add operators</text:p>
        </text:list-item>
      </text:list>
      <text:h text:style-name="P294" text:outline-level="2"><text:soft-page-break/>Common</text:h>
      <text:list xml:id="list16079562" text:style-name="L30">
        <text:list-item>
          <text:p text:style-name="P356">Camera stacking and render textures</text:p>
        </text:list-item>
        <text:list-item>
          <text:p text:style-name="P324">Materials</text:p>
        </text:list-item>
      </text:list>
      <text:h text:style-name="P295" text:outline-level="2">Refactoring</text:h>
      <text:list xml:id="list337916273" text:style-name="L31">
        <text:list-item>
          <text:p text:style-name="P358"><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59">Avoid array indexing in shaders</text:p>
        </text:list-item>
        <text:list-item>
          <text:p text:style-name="P360">Bind NativeScriptComponent functions OnSceneStartup</text:p>
        </text:list-item>
        <text:list-item>
          <text:p text:style-name="P361">Custom gizmos / <text:span text:style-name="T60">fix ImGuizmo edge cases</text:span></text:p>
        </text:list-item>
        <text:list-item>
          <text:p text:style-name="P362">Split scene hierarchy and properties panels in separate classes</text:p>
        </text:list-item>
        <text:list-item>
          <text:p text:style-name="P363">Compute the Transform matrix once, set it only when editing a component?</text:p>
        </text:list-item>
        <text:list-item>
          <text:p text:style-name="P364">Store the rotation as a quaternion</text:p>
        </text:list-item>
        <text:list-item>
          <text:p text:style-name="P325">Utility of Renderer class?</text:p>
        </text:list-item>
        <text:list-item>
          <text:p text:style-name="P326">Use Cmake?</text:p>
        </text:list-item>
        <text:list-item>
          <text:p text:style-name="P327">Vulkan Shaders and SPIRV</text:p>
          <text:list>
            <text:list-item>
              <text:p text:style-name="P334"><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34"><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57"><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80" text:outline-level="2">Polish</text:h>
      <text:list xml:id="list881624426" text:style-name="L32">
        <text:list-item>
          <text:p text:style-name="P365"><text:span text:style-name="T74">Let the user decide whether to keep or not the changes made during play mode </text:span><text:span text:style-name="T72">(only for one object? For the entire scene?)</text:span></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1492f22"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3T00:06:40.435000000</dc:date>
    <meta:editing-duration>P3DT27M36S</meta:editing-duration>
    <meta:editing-cycles>192</meta:editing-cycles>
    <meta:generator>LibreOffice/7.2.4.1$Windows_X86_64 LibreOffice_project/27d75539669ac387bb498e35313b970b7fe9c4f9</meta:generator>
    <meta:document-statistic meta:table-count="0" meta:image-count="0" meta:object-count="0" meta:page-count="37" meta:paragraph-count="539" meta:word-count="14321" meta:character-count="82163" meta:non-whitespace-character-count="68460"/>
  </office:meta>
</office:document-meta>
</file>